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2年2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6"/>February - 2013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69934" calcext:value-type="float">
            <text:p><text:s/>569,934 </text:p>
          </table:table-cell>
          <table:table-cell table:style-name="ce30" office:value-type="float" office:value="1312" calcext:value-type="float">
            <text:p><text:s/>1,312 </text:p>
          </table:table-cell>
          <table:table-cell table:style-name="ce30" office:value-type="float" office:value="28714" calcext:value-type="float">
            <text:p><text:s/>28,71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30" office:value-type="float" office:value="535678" calcext:value-type="float">
            <text:p><text:s/>535,678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405" calcext:value-type="float">
            <text:p><text:s/>405 </text:p>
          </table:table-cell>
          <table:table-cell table:style-name="ce30" office:value-type="float" office:value="2739" calcext:value-type="float">
            <text:p><text:s/>2,739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219" calcext:value-type="float">
            <text:p><text:s/>219 </text:p>
          </table:table-cell>
          <table:table-cell table:style-name="ce30" office:value-type="float" office:value="3475" calcext:value-type="float">
            <text:p><text:s/>3,475 </text:p>
          </table:table-cell>
          <table:table-cell table:style-name="ce30" office:value-type="float" office:value="2803" calcext:value-type="float">
            <text:p><text:s/>2,803 </text:p>
          </table:table-cell>
          <table:table-cell table:style-name="ce30" office:value-type="float" office:value="672" calcext:value-type="float">
            <text:p><text:s/>672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9872" calcext:value-type="float">
            <text:p><text:s/>179,872 </text:p>
          </table:table-cell>
          <table:table-cell table:style-name="ce30" office:value-type="float" office:value="350" calcext:value-type="float">
            <text:p><text:s/>350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8352" calcext:value-type="float">
            <text:p><text:s/>178,352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177" calcext:value-type="float">
            <text:p><text:s/>177 </text:p>
          </table:table-cell>
          <table:table-cell table:style-name="ce30" office:value-type="float" office:value="792" calcext:value-type="float">
            <text:p><text:s/>79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" calcext:value-type="float">
            <text:p><text:s/>13 </text:p>
          </table:table-cell>
          <table:table-cell table:style-name="ce30" office:value-type="float" office:value="888" calcext:value-type="float">
            <text:p><text:s/>888 </text:p>
          </table:table-cell>
          <table:table-cell table:style-name="ce30" office:value-type="float" office:value="728" calcext:value-type="float">
            <text:p><text:s/>728 </text:p>
          </table:table-cell>
          <table:table-cell table:style-name="ce30" office:value-type="float" office:value="160" calcext:value-type="float">
            <text:p><text:s/>160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259" calcext:value-type="float">
            <text:p><text:s/>82,259 </text:p>
          </table:table-cell>
          <table:table-cell table:style-name="ce30" office:value-type="float" office:value="180" calcext:value-type="float">
            <text:p><text:s/>180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5061" calcext:value-type="float">
            <text:p><text:s/>75,06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8" calcext:value-type="float">
            <text:p><text:s/>118 </text:p>
          </table:table-cell>
          <table:table-cell table:style-name="ce30" office:value-type="float" office:value="425" calcext:value-type="float">
            <text:p><text:s/>42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1" calcext:value-type="float">
            <text:p><text:s/>51 </text:p>
          </table:table-cell>
          <table:table-cell table:style-name="ce30" office:value-type="float" office:value="222" calcext:value-type="float">
            <text:p><text:s/>222 </text:p>
          </table:table-cell>
          <table:table-cell table:style-name="ce30" office:value-type="float" office:value="211" calcext:value-type="float">
            <text:p><text:s/>211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1202" calcext:value-type="float">
            <text:p><text:s/>51,202 </text:p>
          </table:table-cell>
          <table:table-cell table:style-name="ce30" office:value-type="float" office:value="77" calcext:value-type="float">
            <text:p><text:s/>77 </text:p>
          </table:table-cell>
          <table:table-cell table:style-name="ce30" office:value-type="float" office:value="7936" calcext:value-type="float">
            <text:p><text:s/>7,93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42645" calcext:value-type="float">
            <text:p><text:s/>42,64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5" calcext:value-type="float">
            <text:p><text:s/>35 </text:p>
          </table:table-cell>
          <table:table-cell table:style-name="ce30" office:value-type="float" office:value="356" calcext:value-type="float">
            <text:p><text:s/>35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8" calcext:value-type="float">
            <text:p><text:s/>28 </text:p>
          </table:table-cell>
          <table:table-cell table:style-name="ce30" office:value-type="float" office:value="273" calcext:value-type="float">
            <text:p><text:s/>273 </text:p>
          </table:table-cell>
          <table:table-cell table:style-name="ce30" office:value-type="float" office:value="265" calcext:value-type="float">
            <text:p><text:s/>265 </text:p>
          </table:table-cell>
          <table:table-cell table:style-name="ce30" office:value-type="float" office:value="8" calcext:value-type="float">
            <text:p><text:s/>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1095" calcext:value-type="float">
            <text:p><text:s/>21,095 </text:p>
          </table:table-cell>
          <table:table-cell table:style-name="ce30" office:value-type="float" office:value="56" calcext:value-type="float">
            <text:p><text:s/>56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231" calcext:value-type="float">
            <text:p><text:s/>17,231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113" calcext:value-type="float">
            <text:p><text:s/>1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6" calcext:value-type="float">
            <text:p><text:s/>46 </text:p>
          </table:table-cell>
          <table:table-cell table:number-columns-repeated="2" table:style-name="ce30" office:value-type="float" office:value="142" calcext:value-type="float">
            <text:p><text:s/>142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4974" calcext:value-type="float">
            <text:p><text:s/>114,974 </text:p>
          </table:table-cell>
          <table:table-cell table:style-name="ce30" office:value-type="float" office:value="446" calcext:value-type="float">
            <text:p><text:s/>446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4124" calcext:value-type="float">
            <text:p><text:s/>114,12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6" calcext:value-type="float">
            <text:p><text:s/>36 </text:p>
          </table:table-cell>
          <table:table-cell table:style-name="ce30" office:value-type="float" office:value="391" calcext:value-type="float">
            <text:p><text:s/>39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6" calcext:value-type="float">
            <text:p><text:s/>66 </text:p>
          </table:table-cell>
          <table:table-cell table:style-name="ce30" office:value-type="float" office:value="634" calcext:value-type="float">
            <text:p><text:s/>634 </text:p>
          </table:table-cell>
          <table:table-cell table:style-name="ce30" office:value-type="float" office:value="290" calcext:value-type="float">
            <text:p><text:s/>290 </text:p>
          </table:table-cell>
          <table:table-cell table:style-name="ce30" office:value-type="float" office:value="344" calcext:value-type="float">
            <text:p><text:s/>34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7818" calcext:value-type="float">
            <text:p><text:s/>117,818 </text:p>
          </table:table-cell>
          <table:table-cell table:style-name="ce30" office:value-type="float" office:value="203" calcext:value-type="float">
            <text:p><text:s/>203 </text:p>
          </table:table-cell>
          <table:table-cell table:style-name="ce30" office:value-type="float" office:value="9957" calcext:value-type="float">
            <text:p><text:s/>9,95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106059" calcext:value-type="float">
            <text:p><text:s/>106,05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9" calcext:value-type="float">
            <text:p><text:s/>29 </text:p>
          </table:table-cell>
          <table:table-cell table:style-name="ce30" office:value-type="float" office:value="656" calcext:value-type="float">
            <text:p><text:s/>656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1295" calcext:value-type="float">
            <text:p><text:s/>1,295 </text:p>
          </table:table-cell>
          <table:table-cell table:style-name="ce30" office:value-type="float" office:value="1146" calcext:value-type="float">
            <text:p><text:s/>1,146 </text:p>
          </table:table-cell>
          <table:table-cell table:style-name="ce30" office:value-type="float" office:value="149" calcext:value-type="float">
            <text:p><text:s/>14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713" calcext:value-type="float">
            <text:p><text:s/>2,713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18" calcext:value-type="float">
            <text:p><text:s/>1,0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22" calcext:value-type="float">
            <text:p><text:s/>2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9175" calcext:value-type="float">
            <text:p><text:s/>39,175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071" calcext:value-type="float">
            <text:p><text:s/>37,07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476" calcext:value-type="float">
            <text:p><text:s/>47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894" calcext:value-type="float">
            <text:p><text:s/>89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143" calcext:value-type="float">
            <text:p><text:s/>5,143 </text:p>
          </table:table-cell>
          <table:table-cell table:style-name="ce31" office:value-type="float" office:value="127" calcext:value-type="float">
            <text:p><text:s/>127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46" calcext:value-type="float">
            <text:p><text:s/>3,9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90" calcext:value-type="float">
            <text:p><text:s/>190 </text:p>
          </table:table-cell>
          <table:table-cell table:style-name="ce31" office:value-type="float" office:value="64" calcext:value-type="float">
            <text:p><text:s/>64 </text:p>
          </table:table-cell>
          <table:table-cell table:style-name="ce31" office:value-type="float" office:value="126" calcext:value-type="float">
            <text:p><text:s/>12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830" calcext:value-type="float">
            <text:p><text:s/>1,830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800" calcext:value-type="float">
            <text:p><text:s/>1,80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271" calcext:value-type="float">
            <text:p><text:s/>5,271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968" calcext:value-type="float">
            <text:p><text:s/>4,96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6" calcext:value-type="float">
            <text:p><text:s/>3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94" calcext:value-type="float">
            <text:p><text:s/>1,89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85" calcext:value-type="float">
            <text:p><text:s/>1,78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247" calcext:value-type="float">
            <text:p><text:s/>2,2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24" calcext:value-type="float">
            <text:p><text:s/>1,9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608" calcext:value-type="float">
            <text:p><text:s/>2,60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37" calcext:value-type="float">
            <text:p><text:s/>2,2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51" calcext:value-type="float">
            <text:p><text:s/>13,051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90" calcext:value-type="float">
            <text:p><text:s/>12,19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658" calcext:value-type="float">
            <text:p><text:s/>65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42" calcext:value-type="float">
            <text:p><text:s/>64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52" calcext:value-type="float">
            <text:p><text:s/>2,652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47" calcext:value-type="float">
            <text:p><text:s/>2,6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61" calcext:value-type="float">
            <text:p><text:s/>6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425" calcext:value-type="float">
            <text:p><text:s/>17,425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474" calcext:value-type="float">
            <text:p><text:s/>16,47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088" calcext:value-type="float">
            <text:p><text:s/>7,088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140" calcext:value-type="float">
            <text:p><text:s/>1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6845" calcext:value-type="float">
            <text:p><text:s/>6,8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91" calcext:value-type="float">
            <text:p><text:s/>91 </text:p>
          </table:table-cell>
          <table:table-cell table:style-name="ce31" office:value-type="float" office:value="80" calcext:value-type="float">
            <text:p><text:s/>80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002" calcext:value-type="float">
            <text:p><text:s/>16,00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451" calcext:value-type="float">
            <text:p><text:s/>12,4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18" calcext:value-type="float">
            <text:p><text:s/>1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714" calcext:value-type="float">
            <text:p><text:s/>2,71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206" calcext:value-type="float">
            <text:p><text:s/>2,2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21" calcext:value-type="float">
            <text:p><text:s/>21 </text:p>
          </table:table-cell>
          <table:table-cell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5" calcext:value-type="float">
            <text:p><text:s/>5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187" calcext:value-type="float">
            <text:p><text:s/>2,187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160" calcext:value-type="float">
            <text:p><text:s/>2,1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1" calcext:value-type="float">
            <text:p><text:s/>2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27" calcext:value-type="float">
            <text:p><text:s/>5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8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3-04-03T17:10:06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